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abbasshafi/Projects/tree/main/Naive%20Bayes%20variants%20on%20Iris%20Flow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8:38:22.043298852</meta:creation-date>
    <dc:date>2022-07-30T18:38:37.637155376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94" meta:non-whitespace-character-count="94"/>
    <meta:generator>LibreOffice/7.3.2.2$Linux_X86_64 LibreOffice_project/30$Build-2</meta:generator>
  </office:meta>
</office:document-meta>
</file>